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Pictures/10000000000003F6000002B1981AE41F.png" manifest:media-type="image/png"/>
  <manifest:file-entry manifest:full-path="Pictures/100000000000057A00000251DAEF51F6.png" manifest:media-type="image/png"/>
  <manifest:file-entry manifest:full-path="Pictures/10000000000005010000035735FE0BF0.png" manifest:media-type="image/png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paragraph-properties fo:text-indent="0cm" style:auto-text-indent="false"/>
      <style:text-properties officeooo:paragraph-rsid="0077fdf3"/>
    </style:style>
    <style:style style:name="P7" style:family="paragraph" style:parent-style-name="First_20_line_20_indent" style:master-page-name="First_20_Page">
      <style:paragraph-properties fo:text-indent="0cm" style:auto-text-indent="false" style:page-number="auto"/>
      <style:text-properties officeooo:paragraph-rsid="0077fdf3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3" draw:name="Изображение1" text:anchor-type="char" svg:x="0cm" svg:y="0.427cm" svg:width="18cm" svg:height="7.613cm" draw:z-index="0"><draw:image xlink:href="Pictures/100000000000057A00000251DAEF51F6.png" xlink:type="simple" xlink:show="embed" xlink:actuate="onLoad" draw:mime-type="image/png"/></draw:frame></text:p>
      <text:p text:style-name="P6"><draw:frame draw:style-name="fr3" draw:name="Изображение2" text:anchor-type="char" svg:x="0.065cm" svg:y="0.009cm" svg:width="18cm" svg:height="12.014cm" draw:z-index="1"><draw:image xlink:href="Pictures/10000000000005010000035735FE0BF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Изображение3" text:anchor-type="char" svg:width="18cm" svg:height="12.229cm" draw:z-index="2"><draw:image xlink:href="Pictures/10000000000003F6000002B1981AE41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5:37:17.425062180</meta:creation-date>
    <dc:title>Default</dc:title>
    <meta:editing-cycles>2</meta:editing-cycles>
    <meta:editing-duration>PT12M58S</meta:editing-duration>
    <meta:generator>LibreOffice/7.6.7.2$Linux_X86_64 LibreOffice_project/60$Build-2</meta:generator>
    <dc:date>2024-12-10T15:50:15.684768360</dc:date>
    <meta:document-statistic meta:table-count="1" meta:image-count="3" meta:object-count="0" meta:page-count="2" meta:paragraph-count="10" meta:word-count="23" meta:character-count="86" meta:non-whitespace-character-count="73"/>
  </office:meta>
</office:document-meta>
</file>